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8771in" style:rel-column-width="37962*"/>
    </style:style>
    <style:style style:name="Table2.C" style:family="table-column">
      <style:table-column-properties style:column-width="0.625in" style:rel-column-width="6119*"/>
    </style:style>
    <style:style style:name="Table2.D" style:family="table-column">
      <style:table-column-properties style:column-width="0.3715in" style:rel-column-width="3637*"/>
    </style:style>
    <style:style style:name="Table2.E" style:family="table-column">
      <style:table-column-properties style:column-width="0.2535in" style:rel-column-width="2481*"/>
    </style:style>
    <style:style style:name="Table2.F" style:family="table-column">
      <style:table-column-properties style:column-width="1.1299in" style:rel-column-width="1106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F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ae0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style:text-underline-style="none" officeooo:rsid="00fd8749"/>
    </style:style>
    <style:style style:name="T15" style:family="text">
      <style:text-properties style:font-name="Arial" style:text-underline-style="none" fo:font-weight="bold" officeooo:rsid="00245a79" style:font-weight-asian="bold" style:font-weight-complex="bold"/>
    </style:style>
    <style:style style:name="T16" style:family="text">
      <style:text-properties officeooo:rsid="00e4fbe7"/>
    </style:style>
    <style:style style:name="T17" style:family="text">
      <style:text-properties officeooo:rsid="010977aa"/>
    </style:style>
    <style:style style:name="T18" style:family="text">
      <style:text-properties officeooo:rsid="011d585f"/>
    </style:style>
    <style:style style:name="T19" style:family="text">
      <style:text-properties officeooo:rsid="011e641f"/>
    </style:style>
    <style:style style:name="T20" style:family="text">
      <style:text-properties officeooo:rsid="011c8eda"/>
    </style:style>
    <style:style style:name="T21" style:family="text">
      <style:text-properties style:font-name-asian="Arial1" style:font-name-complex="Arial1"/>
    </style:style>
    <style:style style:name="T22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5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5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4"><text:text-input text:description="&lt;o.partner_id.country_id.name or ''&gt;">Country</text:text-input></text:p>
            <text:p text:style-name="P26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</text:p>
            <text:p text:style-name="P27"><text:text-input text:description="&lt;/if&gt;">endtest</text:text-input></text:p>
            <text:p text:style-name="P44"><text:span text:style-name="T14"><text:text-input text:description="&lt;_(&quot;VAT no.&quot;)&gt;">VAT no.</text:text-input></text:span><text:span text:style-name="T14">:</text:span><text:span text:style-name="T15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6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7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5"/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8"><text:text-input text:description="&lt;_(&quot;UoM&quot;)&gt;">UoM</text:text-input></text:p>
          </table:table-cell>
          <table:covered-table-cell/>
          <table:table-cell table:style-name="Table2.F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F2" office:value-type="string">
            <text:p text:style-name="P60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6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6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6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table:number-columns-spanned="2" office:value-type="string">
            <text:p text:style-name="P18"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6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span text:style-name="T17"><text:text-input text:description="&lt;_(&quot;TOTAL&quot;)&gt;">TOTAL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69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19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0"><text:text-input text:description="&lt;_(&quot;TOTAL W/O VAT&quot;)&gt;">TOTAL W/O VAT</text:text-input></text:span><text:span text:style-name="T20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18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1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68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table-cell table:style-name="Table2.A10" table:number-columns-spanned="2" office:value-type="string">
            <text:p text:style-name="P70"><text:span text:style-name="T22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6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0"><text:span text:style-name="T16">1 </text:span><text:span text:style-name="T16"><text:text-input text:description="&lt;o.currency_id.name or ''&gt;">Document currency</text:text-input></text:span><text:span text:style-name="T16"> = </text:span><text:span text:style-name="T16"><text:text-input text:description="&lt;formatLang(o.lcy_rate, digits=6) or ''&gt;">lcy_rate</text:text-input></text:span><text:span text:style-name="T16"> </text:span><text:span text:style-name="T16"><text:text-input text:description="&lt;company.currency_id.name or ''&gt;">Company currency</text:text-input></text:span><text:span text:style-name="T16"> </text:span><text:span text:style-name="T16"><text:text-input text:description="&lt; _('on date ')&gt;">on date</text:text-input></text:span><text:span text:style-name="T16"> </text:span><text:span text:style-name="T16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23T15:03:24.240694919</dc:date>
    <meta:editing-duration>P2DT8H46M36S</meta:editing-duration>
    <meta:editing-cycles>314</meta:editing-cycles>
    <meta:generator>LibreOffice/5.1.5.2$Linux_X86_64 LibreOffice_project/10m0$Build-2</meta:generator>
    <meta:document-statistic meta:table-count="8" meta:image-count="0" meta:object-count="0" meta:page-count="2" meta:paragraph-count="97" meta:word-count="443" meta:character-count="1505" meta:non-whitespace-character-count="1416"/>
  </office:meta>
</office:document-meta>
</file>